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18eb" officeooo:paragraph-rsid="000e18e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18eb" officeooo:paragraph-rsid="000e18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9601" officeooo:paragraph-rsid="000e18e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2965" officeooo:paragraph-rsid="0017296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f65d" officeooo:paragraph-rsid="001af65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18eb" officeooo:paragraph-rsid="000e18e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18eb" officeooo:paragraph-rsid="000eb3c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e18eb" officeooo:paragraph-rsid="0013637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e18eb" officeooo:paragraph-rsid="00147cf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e18eb" officeooo:paragraph-rsid="001571b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e18eb" officeooo:paragraph-rsid="0016f70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9c9d" officeooo:paragraph-rsid="00109c9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9c9d" officeooo:paragraph-rsid="0013637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9c9d" officeooo:paragraph-rsid="00147cf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9c9d" officeooo:paragraph-rsid="0016f70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72965" officeooo:paragraph-rsid="0017296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72965" officeooo:paragraph-rsid="001810f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72965" officeooo:paragraph-rsid="0019df9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af65d" officeooo:paragraph-rsid="001af65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af65d" officeooo:paragraph-rsid="001be7c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be7c0" officeooo:paragraph-rsid="001be7c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paragraph-rsid="000e18eb"/>
    </style:style>
    <style:style style:name="P23" style:family="paragraph" style:parent-style-name="Standard">
      <style:paragraph-properties fo:text-align="start" style:justify-single-word="false"/>
      <style:text-properties officeooo:paragraph-rsid="000eb3ce"/>
    </style:style>
    <style:style style:name="P24" style:family="paragraph" style:parent-style-name="Standard">
      <style:paragraph-properties fo:text-align="start" style:justify-single-word="false"/>
      <style:text-properties officeooo:paragraph-rsid="0013637b"/>
    </style:style>
    <style:style style:name="P25" style:family="paragraph" style:parent-style-name="Standard">
      <style:paragraph-properties fo:text-align="start" style:justify-single-word="false"/>
      <style:text-properties officeooo:paragraph-rsid="00147cf9"/>
    </style:style>
    <style:style style:name="P26" style:family="paragraph" style:parent-style-name="Standard">
      <style:paragraph-properties fo:text-align="start" style:justify-single-word="false"/>
      <style:text-properties officeooo:paragraph-rsid="001571bf"/>
    </style:style>
    <style:style style:name="P27" style:family="paragraph" style:parent-style-name="Standard">
      <style:paragraph-properties fo:text-align="start" style:justify-single-word="false"/>
      <style:text-properties officeooo:paragraph-rsid="0016f70e"/>
    </style:style>
    <style:style style:name="P28" style:family="paragraph" style:parent-style-name="Standard">
      <style:paragraph-properties fo:text-align="start" style:justify-single-word="false"/>
      <style:text-properties officeooo:paragraph-rsid="00172965"/>
    </style:style>
    <style:style style:name="P29" style:family="paragraph" style:parent-style-name="Standard">
      <style:paragraph-properties fo:text-align="start" style:justify-single-word="false"/>
      <style:text-properties officeooo:paragraph-rsid="001810f3"/>
    </style:style>
    <style:style style:name="P30" style:family="paragraph" style:parent-style-name="Standard">
      <style:paragraph-properties fo:text-align="start" style:justify-single-word="false"/>
      <style:text-properties officeooo:paragraph-rsid="0019df9b"/>
    </style:style>
    <style:style style:name="P31" style:family="paragraph" style:parent-style-name="Standard">
      <style:paragraph-properties fo:text-align="start" style:justify-single-word="false"/>
      <style:text-properties officeooo:paragraph-rsid="001af65d"/>
    </style:style>
    <style:style style:name="P32" style:family="paragraph" style:parent-style-name="Standard">
      <style:paragraph-properties fo:text-align="start" style:justify-single-word="false"/>
      <style:text-properties officeooo:paragraph-rsid="001be7c0"/>
    </style:style>
    <style:style style:name="P33" style:family="paragraph" style:parent-style-name="Standard">
      <style:paragraph-properties fo:text-align="start" style:justify-single-word="false"/>
      <style:text-properties officeooo:paragraph-rsid="001c7150"/>
    </style:style>
    <style:style style:name="P34" style:family="paragraph" style:parent-style-name="Standard">
      <style:paragraph-properties fo:text-align="start" style:justify-single-word="false"/>
      <style:text-properties officeooo:rsid="00179601" officeooo:paragraph-rsid="000e18eb"/>
    </style:style>
    <style:style style:name="P35" style:family="paragraph" style:parent-style-name="Standard">
      <style:paragraph-properties fo:text-align="start" style:justify-single-word="false"/>
      <style:text-properties officeooo:rsid="00179601" officeooo:paragraph-rsid="000eb3ce"/>
    </style:style>
    <style:style style:name="P36" style:family="paragraph" style:parent-style-name="Standard">
      <style:paragraph-properties fo:text-align="start" style:justify-single-word="false"/>
      <style:text-properties officeooo:rsid="00179601" officeooo:paragraph-rsid="00123f1b"/>
    </style:style>
    <style:style style:name="P37" style:family="paragraph" style:parent-style-name="Standard">
      <style:paragraph-properties fo:text-align="start" style:justify-single-word="false"/>
      <style:text-properties officeooo:rsid="00179601" officeooo:paragraph-rsid="0013637b"/>
    </style:style>
    <style:style style:name="P38" style:family="paragraph" style:parent-style-name="Standard">
      <style:paragraph-properties fo:text-align="start" style:justify-single-word="false"/>
      <style:text-properties officeooo:rsid="00179601" officeooo:paragraph-rsid="00147cf9"/>
    </style:style>
    <style:style style:name="P39" style:family="paragraph" style:parent-style-name="Standard">
      <style:paragraph-properties fo:text-align="start" style:justify-single-word="false"/>
      <style:text-properties officeooo:rsid="00179601" officeooo:paragraph-rsid="001571bf"/>
    </style:style>
    <style:style style:name="P40" style:family="paragraph" style:parent-style-name="Standard">
      <style:paragraph-properties fo:text-align="start" style:justify-single-word="false"/>
      <style:text-properties officeooo:rsid="00179601" officeooo:paragraph-rsid="0016f70e"/>
    </style:style>
    <style:style style:name="P41" style:family="paragraph" style:parent-style-name="Standard">
      <style:paragraph-properties fo:text-align="start" style:justify-single-word="false"/>
      <style:text-properties officeooo:rsid="0019020b" officeooo:paragraph-rsid="000e18eb"/>
    </style:style>
    <style:style style:name="P42" style:family="paragraph" style:parent-style-name="Standard">
      <style:paragraph-properties fo:text-align="start" style:justify-single-word="false"/>
      <style:text-properties officeooo:rsid="0019020b" officeooo:paragraph-rsid="000eb3ce"/>
    </style:style>
    <style:style style:name="P43" style:family="paragraph" style:parent-style-name="Standard">
      <style:paragraph-properties fo:text-align="start" style:justify-single-word="false"/>
      <style:text-properties officeooo:rsid="0019020b" officeooo:paragraph-rsid="00123f1b"/>
    </style:style>
    <style:style style:name="P44" style:family="paragraph" style:parent-style-name="Standard">
      <style:paragraph-properties fo:text-align="start" style:justify-single-word="false"/>
      <style:text-properties officeooo:rsid="0019020b" officeooo:paragraph-rsid="0013637b"/>
    </style:style>
    <style:style style:name="P45" style:family="paragraph" style:parent-style-name="Standard">
      <style:paragraph-properties fo:text-align="start" style:justify-single-word="false"/>
      <style:text-properties officeooo:rsid="0019020b" officeooo:paragraph-rsid="00147cf9"/>
    </style:style>
    <style:style style:name="P46" style:family="paragraph" style:parent-style-name="Standard">
      <style:paragraph-properties fo:text-align="start" style:justify-single-word="false"/>
      <style:text-properties officeooo:rsid="0019020b" officeooo:paragraph-rsid="001571bf"/>
    </style:style>
    <style:style style:name="P47" style:family="paragraph" style:parent-style-name="Standard">
      <style:paragraph-properties fo:text-align="start" style:justify-single-word="false"/>
      <style:text-properties officeooo:rsid="0019020b" officeooo:paragraph-rsid="0016f70e"/>
    </style:style>
    <style:style style:name="P48" style:family="paragraph" style:parent-style-name="Standard">
      <style:paragraph-properties fo:text-align="start" style:justify-single-word="false"/>
      <style:text-properties officeooo:rsid="001a7e57" officeooo:paragraph-rsid="000e18eb"/>
    </style:style>
    <style:style style:name="P49" style:family="paragraph" style:parent-style-name="Standard">
      <style:paragraph-properties fo:text-align="start" style:justify-single-word="false"/>
      <style:text-properties officeooo:rsid="001a7e57" officeooo:paragraph-rsid="000eb3ce"/>
    </style:style>
    <style:style style:name="P50" style:family="paragraph" style:parent-style-name="Standard">
      <style:paragraph-properties fo:text-align="start" style:justify-single-word="false"/>
      <style:text-properties officeooo:rsid="001a7e57" officeooo:paragraph-rsid="0013637b"/>
    </style:style>
    <style:style style:name="P51" style:family="paragraph" style:parent-style-name="Standard">
      <style:paragraph-properties fo:text-align="start" style:justify-single-word="false"/>
      <style:text-properties officeooo:rsid="001a7e57" officeooo:paragraph-rsid="00147cf9"/>
    </style:style>
    <style:style style:name="P52" style:family="paragraph" style:parent-style-name="Standard">
      <style:paragraph-properties fo:text-align="start" style:justify-single-word="false"/>
      <style:text-properties officeooo:rsid="001a7e57" officeooo:paragraph-rsid="0016f70e"/>
    </style:style>
    <style:style style:name="P53" style:family="paragraph" style:parent-style-name="Standard">
      <style:paragraph-properties fo:text-align="start" style:justify-single-word="false"/>
      <style:text-properties officeooo:rsid="00172965" officeooo:paragraph-rsid="00172965"/>
    </style:style>
    <style:style style:name="P54" style:family="paragraph" style:parent-style-name="Standard">
      <style:paragraph-properties fo:text-align="start" style:justify-single-word="false"/>
      <style:text-properties officeooo:rsid="001af65d" officeooo:paragraph-rsid="001af65d"/>
    </style:style>
    <style:style style:name="P55" style:family="paragraph" style:parent-style-name="Standard">
      <style:paragraph-properties fo:text-align="start" style:justify-single-word="false"/>
      <style:text-properties officeooo:rsid="001be7c0" officeooo:paragraph-rsid="001be7c0"/>
    </style:style>
    <style:style style:name="P56" style:family="paragraph" style:parent-style-name="Standard">
      <style:paragraph-properties fo:text-align="start" style:justify-single-word="false"/>
      <style:text-properties officeooo:rsid="001be7c0" officeooo:paragraph-rsid="001c7150"/>
    </style:style>
    <style:style style:name="T1" style:family="text">
      <style:text-properties officeooo:rsid="000e18eb"/>
    </style:style>
    <style:style style:name="T2" style:family="text">
      <style:text-properties fo:font-weight="bold" officeooo:rsid="000e18eb" style:font-weight-asian="bold" style:font-weight-complex="bold"/>
    </style:style>
    <style:style style:name="T3" style:family="text">
      <style:text-properties fo:font-weight="bold" officeooo:rsid="000eb3ce" style:font-weight-asian="bold" style:font-weight-complex="bold"/>
    </style:style>
    <style:style style:name="T4" style:family="text">
      <style:text-properties fo:font-weight="bold" officeooo:rsid="00123f1b" style:font-weight-asian="bold" style:font-weight-complex="bold"/>
    </style:style>
    <style:style style:name="T5" style:family="text">
      <style:text-properties fo:font-weight="bold" officeooo:rsid="00147cf9" style:font-weight-asian="bold" style:font-weight-complex="bold"/>
    </style:style>
    <style:style style:name="T6" style:family="text">
      <style:text-properties fo:font-weight="bold" officeooo:rsid="001571bf" style:font-weight-asian="bold" style:font-weight-complex="bold"/>
    </style:style>
    <style:style style:name="T7" style:family="text">
      <style:text-properties fo:font-weight="bold" officeooo:rsid="0016f70e" style:font-weight-asian="bold" style:font-weight-complex="bold"/>
    </style:style>
    <style:style style:name="T8" style:family="text">
      <style:text-properties fo:font-weight="bold" officeooo:rsid="001810f3" style:font-weight-asian="bold" style:font-weight-complex="bold"/>
    </style:style>
    <style:style style:name="T9" style:family="text">
      <style:text-properties fo:font-weight="bold" officeooo:rsid="0019df9b" style:font-weight-asian="bold" style:font-weight-complex="bol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normal" officeooo:rsid="000e18eb" style:font-weight-asian="normal" style:font-weight-complex="normal"/>
    </style:style>
    <style:style style:name="T13" style:family="text">
      <style:text-properties style:text-position="0% 100%" fo:font-weight="normal" officeooo:rsid="00172965" style:font-weight-asian="normal" style:font-weight-complex="normal"/>
    </style:style>
    <style:style style:name="T14" style:family="text">
      <style:text-properties style:text-position="0% 100%" fo:font-weight="normal" officeooo:rsid="001810f3" style:font-weight-asian="normal" style:font-weight-complex="normal"/>
    </style:style>
    <style:style style:name="T15" style:family="text">
      <style:text-properties style:text-position="0% 100%" officeooo:rsid="000eb3ce"/>
    </style:style>
    <style:style style:name="T16" style:family="text">
      <style:text-properties style:text-position="0% 100%" officeooo:rsid="001a7e57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style:text-position="0% 100%" fo:font-weight="bold" officeooo:rsid="0013637b" style:font-weight-asian="bold" style:font-weight-complex="bold"/>
    </style:style>
    <style:style style:name="T19" style:family="text">
      <style:text-properties style:text-position="0% 100%" fo:font-weight="bold" officeooo:rsid="001a7e57" style:font-weight-asian="bold" style:font-weight-complex="bold"/>
    </style:style>
    <style:style style:name="T20" style:family="text">
      <style:text-properties style:text-position="0% 100%" fo:font-weight="bold" officeooo:rsid="00147cf9" style:font-weight-asian="bold" style:font-weight-complex="bold"/>
    </style:style>
    <style:style style:name="T21" style:family="text">
      <style:text-properties style:text-position="0% 100%" fo:font-weight="bold" officeooo:rsid="0016f70e" style:font-weight-asian="bold" style:font-weight-complex="bold"/>
    </style:style>
    <style:style style:name="T22" style:family="text">
      <style:text-properties style:text-position="0% 100%" fo:font-weight="bold" officeooo:rsid="00172965" style:font-weight-asian="bold" style:font-weight-complex="bold"/>
    </style:style>
    <style:style style:name="T23" style:family="text">
      <style:text-properties style:text-position="0% 100%" officeooo:rsid="0013637b"/>
    </style:style>
    <style:style style:name="T24" style:family="text">
      <style:text-properties style:text-position="0% 100%" officeooo:rsid="001571bf"/>
    </style:style>
    <style:style style:name="T25" style:family="text">
      <style:text-properties style:text-position="0% 100%" officeooo:rsid="0016f70e"/>
    </style:style>
    <style:style style:name="T26" style:family="text">
      <style:text-properties style:text-position="0% 100%" officeooo:rsid="00172965"/>
    </style:style>
    <style:style style:name="T27" style:family="text">
      <style:text-properties style:text-position="0% 100%" officeooo:rsid="001810f3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e18eb" style:font-weight-asian="normal" style:font-weight-complex="normal"/>
    </style:style>
    <style:style style:name="T30" style:family="text">
      <style:text-properties fo:font-weight="normal" officeooo:rsid="001a7e57" style:font-weight-asian="normal" style:font-weight-complex="normal"/>
    </style:style>
    <style:style style:name="T31" style:family="text">
      <style:text-properties fo:font-weight="normal" officeooo:rsid="000eb3ce" style:font-weight-asian="normal" style:font-weight-complex="normal"/>
    </style:style>
    <style:style style:name="T32" style:family="text">
      <style:text-properties fo:font-weight="normal" officeooo:rsid="00123f1b" style:font-weight-asian="normal" style:font-weight-complex="normal"/>
    </style:style>
    <style:style style:name="T33" style:family="text">
      <style:text-properties fo:font-weight="normal" officeooo:rsid="00147cf9" style:font-weight-asian="normal" style:font-weight-complex="normal"/>
    </style:style>
    <style:style style:name="T34" style:family="text">
      <style:text-properties fo:font-weight="normal" officeooo:rsid="001571bf" style:font-weight-asian="normal" style:font-weight-complex="normal"/>
    </style:style>
    <style:style style:name="T35" style:family="text">
      <style:text-properties fo:font-weight="normal" officeooo:rsid="0016f70e" style:font-weight-asian="normal" style:font-weight-complex="normal"/>
    </style:style>
    <style:style style:name="T36" style:family="text">
      <style:text-properties fo:font-weight="normal" officeooo:rsid="00172965" style:font-weight-asian="normal" style:font-weight-complex="normal"/>
    </style:style>
    <style:style style:name="T37" style:family="text">
      <style:text-properties fo:font-weight="normal" officeooo:rsid="001810f3" style:font-weight-asian="normal" style:font-weight-complex="normal"/>
    </style:style>
    <style:style style:name="T38" style:family="text">
      <style:text-properties fo:font-weight="normal" officeooo:rsid="001af65d" style:font-weight-asian="normal" style:font-weight-complex="normal"/>
    </style:style>
    <style:style style:name="T39" style:family="text">
      <style:text-properties fo:font-weight="normal" officeooo:rsid="001be7c0" style:font-weight-asian="normal" style:font-weight-complex="normal"/>
    </style:style>
    <style:style style:name="T40" style:family="text">
      <style:text-properties fo:font-weight="normal" officeooo:rsid="001c7150" style:font-weight-asian="normal" style:font-weight-complex="normal"/>
    </style:style>
    <style:style style:name="T41" style:family="text">
      <style:text-properties style:text-underline-style="none"/>
    </style:style>
    <style:style style:name="T42" style:family="text">
      <style:text-properties officeooo:rsid="00142adf"/>
    </style:style>
    <style:style style:name="T43" style:family="text">
      <style:text-properties officeooo:rsid="00179601"/>
    </style:style>
    <style:style style:name="T44" style:family="text">
      <style:text-properties officeooo:rsid="001a7e57"/>
    </style:style>
    <style:style style:name="T45" style:family="text">
      <style:text-properties officeooo:rsid="000eb3ce"/>
    </style:style>
    <style:style style:name="T46" style:family="text">
      <style:text-properties officeooo:rsid="00109c9d"/>
    </style:style>
    <style:style style:name="T47" style:family="text">
      <style:text-properties officeooo:rsid="00123f1b"/>
    </style:style>
    <style:style style:name="T48" style:family="text">
      <style:text-properties officeooo:rsid="0013637b"/>
    </style:style>
    <style:style style:name="T49" style:family="text">
      <style:text-properties officeooo:rsid="00147cf9"/>
    </style:style>
    <style:style style:name="T50" style:family="text">
      <style:text-properties officeooo:rsid="001571bf"/>
    </style:style>
    <style:style style:name="T51" style:family="text">
      <style:text-properties officeooo:rsid="0016f70e"/>
    </style:style>
    <style:style style:name="T52" style:family="text">
      <style:text-properties officeooo:rsid="00172965"/>
    </style:style>
    <style:style style:name="T53" style:family="text">
      <style:text-properties officeooo:rsid="001810f3"/>
    </style:style>
    <style:style style:name="T54" style:family="text">
      <style:text-properties officeooo:rsid="0019df9b"/>
    </style:style>
    <style:style style:name="T55" style:family="text">
      <style:text-properties officeooo:rsid="001be7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236 : Electronic Devices Lab</text:p>
      <text:p text:style-name="P1">Lab 4</text:p>
      <text:p text:style-name="P1">Mayur Ware | 19D070070</text:p>
      <text:p text:style-name="P1"/>
      <text:p text:style-name="P2">Part 1 :</text:p>
      <text:p text:style-name="P3">I = I_0(e^qV/etakT -1) –<text:span text:style-name="T41"> I_L</text:span></text:p>
      <text:p text:style-name="P6"/>
      <text:p text:style-name="P6">1) Temperature = 35<text:span text:style-name="T10">0</text:span><text:span text:style-name="T11">C</text:span></text:p>
      <text:p text:style-name="P6"><text:span text:style-name="T11">Id = 1mA ---- Vd = <text:s/>0.292424 </text:span><text:span text:style-name="T15">V</text:span></text:p>
      <text:p text:style-name="P6"><text:span text:style-name="T11">Id = 2mA ---- Vd = <text:s/>0.348485 </text:span><text:span text:style-name="T15">V</text:span></text:p>
      <text:p text:style-name="P6"><text:span text:style-name="T11">Id = 5mA ---- Vd = <text:s/>0.433333 </text:span><text:span text:style-name="T15">V</text:span></text:p>
      <text:p text:style-name="P6"><text:span text:style-name="T15"/></text:p>
      <text:p text:style-name="P12"><text:span text:style-name="T15">k</text:span><text:span text:style-name="T11">T/q = (26/298)*(273+T) = 26*(308/298) = 26.8724</text:span></text:p>
      <text:p text:style-name="P6"><text:span text:style-name="T11"/></text:p>
      <text:p text:style-name="P6"><text:span text:style-name="T11">At Id=1mA, </text:span></text:p>
      <text:p text:style-name="P34"><text:span text:style-name="T1">I1</text:span> = <text:span text:style-name="T12">0.000882353 A</text:span></text:p>
      <text:p text:style-name="P22"><text:span text:style-name="T1">V1</text:span><text:span text:style-name="T43"> =</text:span><text:span text:style-name="T42"> </text:span><text:span text:style-name="T12">0.283333 V</text:span></text:p>
      <text:p text:style-name="P41">I2 = <text:span text:style-name="T12">0.00131373</text:span> A</text:p>
      <text:p text:style-name="P41">V2 = <text:span text:style-name="T12">0.315152 V</text:span></text:p>
      <text:p text:style-name="P41">Now,</text:p>
      <text:p text:style-name="P41">I1/I2 = e^(0.<text:span text:style-name="T1">283333</text:span>/eta*<text:span text:style-name="T46">26.87</text:span>m – 0.<text:span text:style-name="T1">315152</text:span>/eta*<text:span text:style-name="T46">26.87</text:span>m) = <text:span text:style-name="T44">e^(-</text:span><text:span text:style-name="T1">31.81</text:span><text:span text:style-name="T44">/</text:span><text:span text:style-name="T48">26.87</text:span><text:span text:style-name="T44">*eta)</text:span></text:p>
      <text:p text:style-name="P41"><text:span text:style-name="T44">ln(</text:span><text:span text:style-name="T1">0.6702</text:span><text:span text:style-name="T44">)</text:span> <text:span text:style-name="T44">= <text:s/>-</text:span><text:span text:style-name="T1">31.81</text:span><text:span text:style-name="T44">/2</text:span><text:span text:style-name="T46">6.87</text:span><text:span text:style-name="T44">*eta</text:span></text:p>
      <text:p text:style-name="P48">-<text:span text:style-name="T1">0.4</text:span> = -<text:span text:style-name="T1">1.2234</text:span>/eta</text:p>
      <text:p text:style-name="P22"><text:span text:style-name="T30">eta = </text:span><text:span text:style-name="T29">1.2234</text:span><text:span text:style-name="T30">/0.</text:span><text:span text:style-name="T29">4</text:span><text:span text:style-name="T30"> = </text:span><text:span text:style-name="T2">3.0586</text:span></text:p>
      <text:p text:style-name="P22"><text:span text:style-name="T2">---------------------------------------</text:span></text:p>
      <text:p text:style-name="P6"><text:span text:style-name="T11">At Id=</text:span><text:span text:style-name="T15">5</text:span><text:span text:style-name="T11">mA, </text:span></text:p>
      <text:p text:style-name="P35"><text:span text:style-name="T1">I1</text:span> = <text:span text:style-name="T29">0.00480392</text:span><text:span text:style-name="T12"> A</text:span></text:p>
      <text:p text:style-name="P23"><text:span text:style-name="T1">V1</text:span><text:span text:style-name="T43"> =</text:span><text:span text:style-name="T42"> </text:span><text:span text:style-name="T29">0.427273 </text:span><text:span text:style-name="T12">V</text:span></text:p>
      <text:p text:style-name="P42">I2 = <text:span text:style-name="T29">0.0052549 </text:span>A</text:p>
      <text:p text:style-name="P42">V2 = <text:span text:style-name="T29">0.436364 </text:span><text:span text:style-name="T12">V</text:span></text:p>
      <text:p text:style-name="P41">Now,</text:p>
      <text:p text:style-name="P41">I1/I2 = e^(<text:span text:style-name="T45">0.427273</text:span>/eta*26.<text:span text:style-name="T46">87</text:span>m – 0.<text:span text:style-name="T45">436364</text:span>/eta*26.<text:span text:style-name="T46">87</text:span>m) = <text:span text:style-name="T44">e^(-</text:span><text:span text:style-name="T45">9.091</text:span><text:span text:style-name="T44">/26.</text:span><text:span text:style-name="T48">87</text:span><text:span text:style-name="T44">*eta)</text:span></text:p>
      <text:p text:style-name="P41"><text:span text:style-name="T44">ln(</text:span><text:span text:style-name="T1">0.</text:span><text:span text:style-name="T45">9142</text:span><text:span text:style-name="T44">)</text:span> <text:span text:style-name="T44">= <text:s/>-</text:span><text:span text:style-name="T45">9.091</text:span><text:span text:style-name="T44">/26.</text:span><text:span text:style-name="T46">87</text:span><text:span text:style-name="T44">*eta</text:span></text:p>
      <text:p text:style-name="P48">-<text:span text:style-name="T1">0.</text:span><text:span text:style-name="T45">0896</text:span> = -<text:span text:style-name="T45">0.</text:span><text:span text:style-name="T1">34</text:span><text:span text:style-name="T45">97</text:span>/eta</text:p>
      <text:p text:style-name="P22"><text:span text:style-name="T30">eta = </text:span><text:span text:style-name="T29">-</text:span><text:span text:style-name="T31">0.3497</text:span><text:span text:style-name="T30">/ -</text:span><text:span text:style-name="T31">0.0896</text:span><text:span text:style-name="T30"> = </text:span><text:span text:style-name="T2">3.902</text:span><text:span text:style-name="T3">4</text:span></text:p>
      <text:p text:style-name="P6"><text:span text:style-name="T11"/></text:p>
      <text:p text:style-name="P7"><text:span text:style-name="T45">2</text:span>) Temperature = <text:span text:style-name="T45">4</text:span>5<text:span text:style-name="T10">0</text:span><text:span text:style-name="T11">C</text:span></text:p>
      <text:p text:style-name="P7"><text:span text:style-name="T11">Id = 1mA ---- Vd = <text:s text:c="2"/>0.265152 </text:span><text:span text:style-name="T15">V</text:span></text:p>
      <text:p text:style-name="P7"><text:span text:style-name="T11">Id = 2mA ---- Vd = <text:s text:c="2"/>0.322727 </text:span><text:span text:style-name="T15">V</text:span></text:p>
      <text:p text:style-name="P7"><text:span text:style-name="T11">Id = 5mA ---- Vd = <text:s text:c="2"/>0.407576 </text:span><text:span text:style-name="T15">V</text:span></text:p>
      <text:p text:style-name="P12"><text:span text:style-name="T15">kT/q = (26/298)*(273+T) = 26*(3</text:span><text:span text:style-name="T11">1</text:span><text:span text:style-name="T15">8/298) = 2</text:span><text:span text:style-name="T11">7.7449</text:span></text:p>
      <text:p text:style-name="P7"><text:span text:style-name="T11"/></text:p>
      <text:p text:style-name="P7"><text:span text:style-name="T11">At Id=1mA, </text:span></text:p>
      <text:p text:style-name="P35"><text:span text:style-name="T1">I1</text:span> = <text:span text:style-name="T12">0.000803922 A </text:span></text:p>
      <text:p text:style-name="P23"><text:span text:style-name="T1">V1</text:span><text:span text:style-name="T43"> =</text:span><text:span text:style-name="T42"> </text:span><text:span text:style-name="T12">0.251515 V</text:span></text:p>
      <text:p text:style-name="P42">I2 = <text:span text:style-name="T12">0.00129412 </text:span>A</text:p>
      <text:p text:style-name="P42">V2 = <text:span text:style-name="T12">0.281818 V</text:span></text:p>
      <text:p text:style-name="P42">Now,</text:p>
      <text:p text:style-name="P42">I1/I2 = e^(0.<text:span text:style-name="T1">2</text:span><text:span text:style-name="T46">51515</text:span>/eta*2<text:span text:style-name="T47">7.74</text:span>m – 0.<text:span text:style-name="T46">28</text:span><text:span text:style-name="T47">1818</text:span>/eta*2<text:span text:style-name="T47">7.74</text:span>m) = <text:span text:style-name="T44">e^(-</text:span><text:span text:style-name="T1">3</text:span><text:span text:style-name="T47">0.3</text:span><text:span text:style-name="T44">/2</text:span><text:span text:style-name="T48">7.74</text:span><text:span text:style-name="T44">*eta)</text:span></text:p>
      <text:p text:style-name="P42"><text:span text:style-name="T44">ln(</text:span><text:span text:style-name="T1">0.6</text:span><text:span text:style-name="T47">224</text:span><text:span text:style-name="T44">)</text:span> <text:span text:style-name="T44">= <text:s/>-</text:span><text:span text:style-name="T1">3</text:span><text:span text:style-name="T47">0.3</text:span><text:span text:style-name="T44">/2</text:span><text:span text:style-name="T47">7.74</text:span><text:span text:style-name="T44">*eta</text:span></text:p>
      <text:p text:style-name="P49">-<text:span text:style-name="T1">0.4</text:span><text:span text:style-name="T47">74</text:span> = -<text:span text:style-name="T1">1.</text:span><text:span text:style-name="T47">0922</text:span>/eta</text:p>
      <text:p text:style-name="P23"><text:span text:style-name="T30">eta = </text:span><text:span text:style-name="T29">1.2234</text:span><text:span text:style-name="T30">/0.</text:span><text:span text:style-name="T29">4</text:span><text:span text:style-name="T30"> = </text:span><text:span text:style-name="T4">2.3042</text:span></text:p>
      <text:p text:style-name="P23"><text:soft-page-break/><text:span text:style-name="T2">---------------------------------------</text:span></text:p>
      <text:p text:style-name="P7"><text:span text:style-name="T11">At Id=</text:span><text:span text:style-name="T15">5</text:span><text:span text:style-name="T11">mA, </text:span></text:p>
      <text:p text:style-name="P36"><text:span text:style-name="T1">I1</text:span> = <text:span text:style-name="T29">0.00470588</text:span><text:span text:style-name="T12"> A</text:span></text:p>
      <text:p text:style-name="P23"><text:span text:style-name="T1">V1</text:span><text:span text:style-name="T43"> =</text:span><text:span text:style-name="T42"> </text:span><text:span text:style-name="T29">0.4</text:span><text:span text:style-name="T32">01515</text:span><text:span text:style-name="T29"> </text:span><text:span text:style-name="T12">V</text:span></text:p>
      <text:p text:style-name="P43">I2 = <text:span text:style-name="T29">0.00531373 </text:span>A</text:p>
      <text:p text:style-name="P42">V2 = <text:span text:style-name="T29">0.4</text:span><text:span text:style-name="T32">13636</text:span><text:span text:style-name="T29"> </text:span><text:span text:style-name="T12">V</text:span></text:p>
      <text:p text:style-name="P42">Now,</text:p>
      <text:p text:style-name="P42">I1/I2 = e^(<text:span text:style-name="T45">0.4</text:span><text:span text:style-name="T47">01515</text:span>/eta*2<text:span text:style-name="T47">7.74</text:span>m – 0.<text:span text:style-name="T45">4</text:span><text:span text:style-name="T47">13636</text:span>/eta*2<text:span text:style-name="T47">7.74</text:span>m) = <text:span text:style-name="T44">e^(-</text:span><text:span text:style-name="T47">12.12</text:span><text:span text:style-name="T44">/2</text:span><text:span text:style-name="T48">7.74</text:span><text:span text:style-name="T44">*eta)</text:span></text:p>
      <text:p text:style-name="P42"><text:span text:style-name="T44">ln(</text:span><text:span text:style-name="T1">0.</text:span><text:span text:style-name="T48">8855</text:span><text:span text:style-name="T44">)</text:span> <text:span text:style-name="T44">= <text:s/>-</text:span><text:span text:style-name="T47">12.12</text:span><text:span text:style-name="T44">/2</text:span><text:span text:style-name="T47">7.74</text:span><text:span text:style-name="T44">*eta</text:span></text:p>
      <text:p text:style-name="P49">-<text:span text:style-name="T1">0.</text:span><text:span text:style-name="T48">12153</text:span> = -<text:span text:style-name="T45">0.</text:span><text:span text:style-name="T47">4369</text:span>/eta</text:p>
      <text:p text:style-name="P7"><text:span text:style-name="T16">eta = </text:span><text:span text:style-name="T11">-</text:span><text:span text:style-name="T15">0.</text:span><text:span text:style-name="T23">4369</text:span><text:span text:style-name="T16">/ -</text:span><text:span text:style-name="T15">0.</text:span><text:span text:style-name="T23">12153</text:span><text:span text:style-name="T16"> = </text:span><text:span text:style-name="T17">3.</text:span><text:span text:style-name="T18">5949</text:span></text:p>
      <text:p text:style-name="P7"><text:span text:style-name="T18"/></text:p>
      <text:p text:style-name="P8"><text:span text:style-name="T49">3</text:span>) Temperature = <text:span text:style-name="T48">5</text:span>5<text:span text:style-name="T10">0</text:span><text:span text:style-name="T11">C</text:span></text:p>
      <text:p text:style-name="P8"><text:span text:style-name="T11">Id = 1mA ---- Vd = <text:s/>0.239394 </text:span><text:span text:style-name="T15">V</text:span></text:p>
      <text:p text:style-name="P8"><text:span text:style-name="T11">Id = 2mA ---- Vd = <text:s/>0.292424 </text:span><text:span text:style-name="T23">V</text:span></text:p>
      <text:p text:style-name="P8"><text:span text:style-name="T11">Id = 5mA ---- Vd = <text:s/>0.380303 </text:span><text:span text:style-name="T15">V</text:span></text:p>
      <text:p text:style-name="P8"><text:span text:style-name="T15"/></text:p>
      <text:p text:style-name="P13"><text:span text:style-name="T15">k</text:span><text:span text:style-name="T11">T/q = (26/298)*(273+T) = 26*(3</text:span><text:span text:style-name="T23">2</text:span><text:span text:style-name="T11">8/298) = 2</text:span><text:span text:style-name="T23">8.6174</text:span></text:p>
      <text:p text:style-name="P8"><text:span text:style-name="T11"/></text:p>
      <text:p text:style-name="P8"><text:span text:style-name="T11">At Id=1mA, </text:span></text:p>
      <text:p text:style-name="P37"><text:span text:style-name="T1">I1</text:span> = <text:span text:style-name="T12">0.000784314 A</text:span></text:p>
      <text:p text:style-name="P24"><text:span text:style-name="T1">V1</text:span><text:span text:style-name="T43"> =</text:span><text:span text:style-name="T42"> </text:span><text:span text:style-name="T12">0.218182 V</text:span></text:p>
      <text:p text:style-name="P44">I2 = <text:span text:style-name="T12">0.00137255</text:span> A</text:p>
      <text:p text:style-name="P44">V2 = <text:span text:style-name="T12">0.260606 V</text:span></text:p>
      <text:p text:style-name="P44">Now,</text:p>
      <text:p text:style-name="P44">I1/I2 = e^(0.<text:span text:style-name="T1">2</text:span><text:span text:style-name="T48">18182</text:span>/eta*<text:span text:style-name="T46">2</text:span><text:span text:style-name="T48">8.61</text:span>m – 0.<text:span text:style-name="T48">260606</text:span>/eta*<text:span text:style-name="T46">2</text:span><text:span text:style-name="T48">8.61</text:span>m) = <text:span text:style-name="T44">e^(-</text:span><text:span text:style-name="T49">42.42</text:span><text:span text:style-name="T44">/</text:span><text:span text:style-name="T50">28.61</text:span><text:span text:style-name="T44">*eta)</text:span></text:p>
      <text:p text:style-name="P44"><text:span text:style-name="T44">ln(</text:span><text:span text:style-name="T1">0.</text:span><text:span text:style-name="T49">5714</text:span><text:span text:style-name="T44">)</text:span> <text:span text:style-name="T44">= <text:s/>-</text:span><text:span text:style-name="T49">42.42</text:span><text:span text:style-name="T44">/2</text:span><text:span text:style-name="T48">8.61</text:span><text:span text:style-name="T44">*eta</text:span></text:p>
      <text:p text:style-name="P50">-<text:span text:style-name="T1">0.</text:span><text:span text:style-name="T49">5596</text:span> = -<text:span text:style-name="T1">1.</text:span><text:span text:style-name="T49">4826</text:span>/eta</text:p>
      <text:p text:style-name="P24"><text:span text:style-name="T30">eta = </text:span><text:span text:style-name="T33">1.4826</text:span><text:span text:style-name="T30">/0.</text:span><text:span text:style-name="T33">5596</text:span><text:span text:style-name="T30"> = </text:span><text:span text:style-name="T5">2.6493</text:span></text:p>
      <text:p text:style-name="P24"><text:span text:style-name="T2">---------------------------------------</text:span></text:p>
      <text:p text:style-name="P8"><text:span text:style-name="T11">At Id=</text:span><text:span text:style-name="T15">5</text:span><text:span text:style-name="T11">mA, </text:span></text:p>
      <text:p text:style-name="P38"><text:span text:style-name="T1">I1</text:span> = <text:span text:style-name="T29">0.00470588 </text:span><text:span text:style-name="T12">A</text:span></text:p>
      <text:p text:style-name="P25"><text:span text:style-name="T1">V1</text:span><text:span text:style-name="T43"> =</text:span><text:span text:style-name="T42"> </text:span><text:span text:style-name="T29">0.371212 </text:span><text:span text:style-name="T12">V</text:span></text:p>
      <text:p text:style-name="P45">I2 = <text:span text:style-name="T29">0.00535294 </text:span>A</text:p>
      <text:p text:style-name="P45">V2 = <text:span text:style-name="T29">0.386364 </text:span><text:span text:style-name="T12">V</text:span></text:p>
      <text:p text:style-name="P44">Now,</text:p>
      <text:p text:style-name="P44">I1/I2 = e^(<text:span text:style-name="T45">0.</text:span><text:span text:style-name="T49">371212</text:span>/eta*2<text:span text:style-name="T48">8.61</text:span>m – 0.<text:span text:style-name="T49">386364</text:span>/eta*2<text:span text:style-name="T48">8.61</text:span>m) = <text:span text:style-name="T44">e^(-</text:span><text:span text:style-name="T49">15.15</text:span><text:span text:style-name="T44">/2</text:span><text:span text:style-name="T48">8.61</text:span><text:span text:style-name="T44">*eta)</text:span></text:p>
      <text:p text:style-name="P44"><text:span text:style-name="T44">ln(</text:span><text:span text:style-name="T1">0.</text:span><text:span text:style-name="T49">8791</text:span><text:span text:style-name="T44">)</text:span> <text:span text:style-name="T44">= <text:s/>-</text:span><text:span text:style-name="T49">15.15</text:span><text:span text:style-name="T44">/2</text:span><text:span text:style-name="T49">8.61</text:span><text:span text:style-name="T44">*eta</text:span></text:p>
      <text:p text:style-name="P50">-<text:span text:style-name="T1">0.</text:span><text:span text:style-name="T49">1288</text:span> = -<text:span text:style-name="T45">0.</text:span><text:span text:style-name="T49">5295</text:span>/eta</text:p>
      <text:p text:style-name="P8"><text:span text:style-name="T16">eta = </text:span><text:span text:style-name="T11">-</text:span><text:span text:style-name="T15">0.</text:span><text:span text:style-name="T25">5295</text:span><text:span text:style-name="T16">/ -</text:span><text:span text:style-name="T15">0.</text:span><text:span text:style-name="T25">1288 </text:span><text:span text:style-name="T16">= </text:span><text:span text:style-name="T20">4.1112</text:span></text:p>
      <text:p text:style-name="P8"><text:span text:style-name="T20"/></text:p>
      <text:p text:style-name="P9"><text:span text:style-name="T49">4</text:span>) Temperature = <text:span text:style-name="T49">6</text:span>5<text:span text:style-name="T10">0</text:span><text:span text:style-name="T11">C</text:span></text:p>
      <text:p text:style-name="P10"><text:span text:style-name="T11">Id = 1mA ---- Vd = <text:s/>0.210606 <text:s/></text:span><text:span text:style-name="T15">V</text:span></text:p>
      <text:p text:style-name="P10"><text:span text:style-name="T11">Id = 2mA ---- Vd = <text:s/>0.266667 </text:span><text:span text:style-name="T23">V</text:span></text:p>
      <text:p text:style-name="P10"><text:span text:style-name="T11">Id = 5mA ---- Vd = <text:s/>0.35303 </text:span><text:span text:style-name="T15">V</text:span></text:p>
      <text:p text:style-name="P9"><text:span text:style-name="T15"/></text:p>
      <text:p text:style-name="P14"><text:span text:style-name="T15">k</text:span><text:span text:style-name="T11">T/q = (26/298)*(273+T) = 26*(3</text:span><text:span text:style-name="T24">3</text:span><text:span text:style-name="T11">8/298) = 2</text:span><text:span text:style-name="T24">9.4899</text:span></text:p>
      <text:p text:style-name="P9"><text:span text:style-name="T11"/></text:p>
      <text:p text:style-name="P9"><text:span text:style-name="T11"/></text:p>
      <text:p text:style-name="P9"><text:span text:style-name="T11">At Id=1mA, </text:span></text:p>
      <text:p text:style-name="P39"><text:span text:style-name="T1">I1</text:span> = <text:span text:style-name="T12">0.000843137 A</text:span></text:p>
      <text:p text:style-name="P26"><text:span text:style-name="T1">V1</text:span><text:span text:style-name="T43"> =</text:span><text:span text:style-name="T42"> </text:span><text:span text:style-name="T12">0.198485 V</text:span></text:p>
      <text:p text:style-name="P46"><text:soft-page-break/>I2 = <text:span text:style-name="T12">0.00129412 </text:span>A</text:p>
      <text:p text:style-name="P46">V2 = <text:span text:style-name="T12">0.231818 V</text:span></text:p>
      <text:p text:style-name="P45">Now,</text:p>
      <text:p text:style-name="P45">I1/I2 = e^(0.<text:span text:style-name="T50">198485</text:span>/eta*<text:span text:style-name="T46">2</text:span><text:span text:style-name="T50">9.48</text:span>m – 0.<text:span text:style-name="T48">2</text:span><text:span text:style-name="T50">31818</text:span>/eta*<text:span text:style-name="T46">2</text:span><text:span text:style-name="T50">9.48</text:span>m) = <text:span text:style-name="T44">e^(-</text:span><text:span text:style-name="T50">3.33</text:span><text:span text:style-name="T44">/</text:span><text:span text:style-name="T50">29.48</text:span><text:span text:style-name="T44">*eta)</text:span></text:p>
      <text:p text:style-name="P45"><text:span text:style-name="T44">ln(</text:span><text:span text:style-name="T1">0.</text:span><text:span text:style-name="T50">6514</text:span><text:span text:style-name="T44">)</text:span> <text:span text:style-name="T44">= <text:s/>-</text:span><text:span text:style-name="T50">3.33</text:span><text:span text:style-name="T44">/2</text:span><text:span text:style-name="T50">9.48</text:span><text:span text:style-name="T44">*eta</text:span></text:p>
      <text:p text:style-name="P51">-<text:span text:style-name="T1">0.</text:span><text:span text:style-name="T50">4285</text:span> = −0.113/eta</text:p>
      <text:p text:style-name="P25"><text:span text:style-name="T30">eta = </text:span><text:span text:style-name="T34">0.4285</text:span><text:span text:style-name="T30">/0.</text:span><text:span text:style-name="T34">113</text:span><text:span text:style-name="T30"> = </text:span><text:span text:style-name="T6">3.7922</text:span></text:p>
      <text:p text:style-name="P25"><text:span text:style-name="T2">---------------------------------------</text:span></text:p>
      <text:p text:style-name="P9"><text:span text:style-name="T11">At Id=</text:span><text:span text:style-name="T15">5</text:span><text:span text:style-name="T11">mA, </text:span></text:p>
      <text:p text:style-name="P39"><text:span text:style-name="T1">I1</text:span> = <text:span text:style-name="T29">0.00482353 </text:span><text:span text:style-name="T12">A</text:span></text:p>
      <text:p text:style-name="P26"><text:span text:style-name="T1">V1</text:span><text:span text:style-name="T43"> =</text:span><text:span text:style-name="T42"> </text:span><text:span text:style-name="T29">0.348485 </text:span><text:span text:style-name="T12">V</text:span></text:p>
      <text:p text:style-name="P46">I2 = <text:span text:style-name="T29">0.00531373 </text:span>A</text:p>
      <text:p text:style-name="P46">V2 = <text:span text:style-name="T29">0.359091 </text:span><text:span text:style-name="T12">V</text:span></text:p>
      <text:p text:style-name="P45">Now,</text:p>
      <text:p text:style-name="P45">I1/I2 = e^(<text:span text:style-name="T45">0.</text:span><text:span text:style-name="T49">3</text:span><text:span text:style-name="T50">48485</text:span>/eta*2<text:span text:style-name="T50">9.48</text:span>m – 0.<text:span text:style-name="T49">3</text:span><text:span text:style-name="T50">59091</text:span>/eta*2<text:span text:style-name="T50">9.48</text:span>m) = <text:span text:style-name="T44">e^(-</text:span><text:span text:style-name="T49">1</text:span><text:span text:style-name="T50">0.6</text:span><text:span text:style-name="T44">/2</text:span><text:span text:style-name="T50">9.48</text:span><text:span text:style-name="T44">*eta)</text:span></text:p>
      <text:p text:style-name="P45"><text:span text:style-name="T44">ln(</text:span><text:span text:style-name="T1">0.</text:span><text:span text:style-name="T50">9077</text:span><text:span text:style-name="T44">)</text:span> <text:span text:style-name="T44">= <text:s/>-</text:span><text:span text:style-name="T49">1</text:span><text:span text:style-name="T50">0.6</text:span><text:span text:style-name="T44">/2</text:span><text:span text:style-name="T50">9.48</text:span><text:span text:style-name="T44">*eta</text:span></text:p>
      <text:p text:style-name="P51">-<text:span text:style-name="T1">0.</text:span><text:span text:style-name="T51">0967</text:span> = -<text:span text:style-name="T45">0.</text:span><text:span text:style-name="T50">3597</text:span>/eta</text:p>
      <text:p text:style-name="P9"><text:span text:style-name="T16">eta = </text:span><text:span text:style-name="T11">-</text:span><text:span text:style-name="T15">0.3</text:span><text:span text:style-name="T25">5</text:span><text:span text:style-name="T15">97</text:span><text:span text:style-name="T16">/ -</text:span><text:span text:style-name="T15">0.0</text:span><text:span text:style-name="T25">967</text:span><text:span text:style-name="T16"> = </text:span><text:span text:style-name="T21">3.7197</text:span></text:p>
      <text:p text:style-name="P9"><text:span text:style-name="T21"/></text:p>
      <text:p text:style-name="P11"><text:span text:style-name="T51">5</text:span>) Temperature = <text:span text:style-name="T51">7</text:span>5<text:span text:style-name="T10">0</text:span><text:span text:style-name="T11">C</text:span></text:p>
      <text:p text:style-name="P11"><text:span text:style-name="T11">Id = 1mA ---- Vd = <text:s/>0.182609 <text:s/></text:span><text:span text:style-name="T15">V</text:span></text:p>
      <text:p text:style-name="P11"><text:span text:style-name="T11">Id = 2mA ---- Vd = <text:s/>0.24058 </text:span><text:span text:style-name="T23">V</text:span></text:p>
      <text:p text:style-name="P11"><text:span text:style-name="T11">Id = 5mA ---- Vd = <text:s/>0.328986 </text:span><text:span text:style-name="T15">V</text:span></text:p>
      <text:p text:style-name="P11"><text:span text:style-name="T15"/></text:p>
      <text:p text:style-name="P15"><text:span text:style-name="T15">k</text:span><text:span text:style-name="T11">T/q = (26/298)*(273+T) = 26*(3</text:span><text:span text:style-name="T25">4</text:span><text:span text:style-name="T11">8/298) = </text:span><text:span text:style-name="T25">30.3624</text:span></text:p>
      <text:p text:style-name="P11"><text:span text:style-name="T11"/></text:p>
      <text:p text:style-name="P11"><text:span text:style-name="T11">At Id=1mA, </text:span></text:p>
      <text:p text:style-name="P40"><text:span text:style-name="T1">I1</text:span> = <text:span text:style-name="T12">0.000833333 A</text:span></text:p>
      <text:p text:style-name="P27"><text:span text:style-name="T1">V1</text:span><text:span text:style-name="T43"> =</text:span><text:span text:style-name="T42"> </text:span><text:span text:style-name="T12">0.171014 V</text:span></text:p>
      <text:p text:style-name="P47">I2 = <text:span text:style-name="T12">0.0015 </text:span>A</text:p>
      <text:p text:style-name="P47">V2 = <text:span text:style-name="T12">0.217391 V</text:span></text:p>
      <text:p text:style-name="P47">Now,</text:p>
      <text:p text:style-name="P47">I1/I2 = e^(0.<text:span text:style-name="T50">1</text:span><text:span text:style-name="T51">71014</text:span>/eta*<text:span text:style-name="T51">30.36</text:span>m – 0.<text:span text:style-name="T48">2</text:span><text:span text:style-name="T51">17391</text:span>/eta*<text:span text:style-name="T51">30.36</text:span>m) = <text:span text:style-name="T44">e^(-</text:span><text:span text:style-name="T51">46.37</text:span><text:span text:style-name="T44">/</text:span><text:span text:style-name="T51">30.36</text:span><text:span text:style-name="T44">*eta)</text:span></text:p>
      <text:p text:style-name="P47"><text:span text:style-name="T44">ln(</text:span><text:span text:style-name="T1">0.</text:span><text:span text:style-name="T51">5555</text:span><text:span text:style-name="T44">)</text:span> <text:span text:style-name="T44">= <text:s/>-</text:span><text:span text:style-name="T51">46.37</text:span><text:span text:style-name="T44">/</text:span><text:span text:style-name="T51">30.36</text:span><text:span text:style-name="T44">*eta</text:span></text:p>
      <text:p text:style-name="P52">-<text:span text:style-name="T1">0.</text:span><text:span text:style-name="T51">5877</text:span> = −<text:span text:style-name="T51">1.527</text:span>/eta</text:p>
      <text:p text:style-name="P27"><text:span text:style-name="T30">eta = </text:span><text:span text:style-name="T35">1.527</text:span><text:span text:style-name="T30">/0.</text:span><text:span text:style-name="T35">5877</text:span><text:span text:style-name="T30"> = </text:span><text:span text:style-name="T7">2.5982</text:span></text:p>
      <text:p text:style-name="P27"><text:span text:style-name="T2">---------------------------------------</text:span></text:p>
      <text:p text:style-name="P11"><text:span text:style-name="T11">At Id=</text:span><text:span text:style-name="T15">5</text:span><text:span text:style-name="T11">mA, </text:span></text:p>
      <text:p text:style-name="P40"><text:span text:style-name="T1">I1</text:span> = <text:span text:style-name="T29">0.00466667 </text:span><text:span text:style-name="T12">A</text:span></text:p>
      <text:p text:style-name="P27"><text:span text:style-name="T1">V1</text:span><text:span text:style-name="T43"> =</text:span><text:span text:style-name="T42"> </text:span><text:span text:style-name="T29">0.321739 </text:span><text:span text:style-name="T12">V</text:span></text:p>
      <text:p text:style-name="P47">I2 =<text:span text:style-name="T29"> 0.0053125 </text:span>A</text:p>
      <text:p text:style-name="P47">V2 = <text:span text:style-name="T29">0.336232 </text:span><text:span text:style-name="T12">V</text:span></text:p>
      <text:p text:style-name="P47">Now,</text:p>
      <text:p text:style-name="P47">I1/I2 = e^(<text:span text:style-name="T45">0.</text:span><text:span text:style-name="T49">3</text:span><text:span text:style-name="T51">21739</text:span>/eta*<text:span text:style-name="T51">30.36</text:span>m – 0.<text:span text:style-name="T49">3</text:span><text:span text:style-name="T51">36232</text:span>/eta*<text:span text:style-name="T51">30.36</text:span>m) = <text:span text:style-name="T44">e^(-</text:span><text:span text:style-name="T49">1</text:span><text:span text:style-name="T51">4.49</text:span><text:span text:style-name="T44">/</text:span><text:span text:style-name="T51">30.36</text:span><text:span text:style-name="T44">*eta)</text:span></text:p>
      <text:p text:style-name="P47"><text:span text:style-name="T44">ln(</text:span><text:span text:style-name="T1">0.</text:span><text:span text:style-name="T52">8787</text:span><text:span text:style-name="T44">)</text:span> <text:span text:style-name="T44">= <text:s/>-</text:span><text:span text:style-name="T49">1</text:span><text:span text:style-name="T51">4.49</text:span><text:span text:style-name="T44">/</text:span><text:span text:style-name="T51">30.36</text:span><text:span text:style-name="T44">*eta</text:span></text:p>
      <text:p text:style-name="P52">-<text:span text:style-name="T1">0.</text:span><text:span text:style-name="T52">1292</text:span> = -<text:span text:style-name="T45">0.</text:span><text:span text:style-name="T52">4773</text:span>/eta</text:p>
      <text:p text:style-name="P11"><text:span text:style-name="T16">eta = </text:span><text:span text:style-name="T25">-</text:span><text:span text:style-name="T15">0.</text:span><text:span text:style-name="T26">4773</text:span><text:span text:style-name="T16">/ -</text:span><text:span text:style-name="T15">0.</text:span><text:span text:style-name="T26">1292</text:span><text:span text:style-name="T16"> =</text:span><text:span text:style-name="T19"> </text:span><text:span text:style-name="T21">3.</text:span><text:span text:style-name="T22">6942</text:span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11"><text:span text:style-name="T22"/></text:p>
      <text:p text:style-name="P4"><text:soft-page-break/><text:span text:style-name="T11">Part 2 :</text:span></text:p>
      <text:p text:style-name="P16"/>
      <text:p text:style-name="P16">1) 35<text:span text:style-name="T10">0</text:span><text:span text:style-name="T11">C </text:span></text:p>
      <text:p text:style-name="P28"><text:span text:style-name="T36">Isc = -0.00788793 A</text:span></text:p>
      <text:p text:style-name="P28"><text:span text:style-name="T36">Voc = 0.3925 V</text:span></text:p>
      <text:p text:style-name="P16"/>
      <text:p text:style-name="P28"><text:span text:style-name="T36">Vmp*Imp = Pmax= -0.0015963 W</text:span></text:p>
      <text:p text:style-name="P28"><text:span text:style-name="T36"/></text:p>
      <text:p text:style-name="P53"><text:span text:style-name="T28">FF = (Vmp*Imp)/(Voc*Isc) = Pmax/(Voc*Isc) = -0.0015963/ 0.3925* -0.007887 </text:span><text:span text:style-name="T37">= </text:span><text:span text:style-name="T8">0.5156</text:span></text:p>
      <text:p text:style-name="P53"><text:span text:style-name="T8"/></text:p>
      <text:p text:style-name="P17"><text:span text:style-name="T53">2</text:span>) <text:span text:style-name="T53">4</text:span>5<text:span text:style-name="T10">0</text:span><text:span text:style-name="T11">C</text:span></text:p>
      <text:p text:style-name="P29"><text:span text:style-name="T36">Isc = </text:span><text:span text:style-name="T13">-0.00787069 </text:span><text:span text:style-name="T36">A</text:span></text:p>
      <text:p text:style-name="P29"><text:span text:style-name="T36">Voc = </text:span><text:span text:style-name="T13">0.367955</text:span><text:span text:style-name="T36"> V</text:span></text:p>
      <text:p text:style-name="P17"/>
      <text:p text:style-name="P29"><text:span text:style-name="T36">Vmp*Imp = Pmax= </text:span><text:span text:style-name="T13">-0.00143276</text:span><text:span text:style-name="T36"> W</text:span></text:p>
      <text:p text:style-name="P29"><text:span text:style-name="T36"/></text:p>
      <text:p text:style-name="P17">FF = (Vmp*Imp)/(Voc*Isc) = Pmax/(Voc*Isc) = -0.001<text:span text:style-name="T53">43276</text:span>/ 0.3<text:span text:style-name="T53">67955</text:span>* -0.0078<text:span text:style-name="T53">70</text:span> <text:span text:style-name="T53">= </text:span><text:span text:style-name="T8">0.4947</text:span></text:p>
      <text:p text:style-name="P17"><text:span text:style-name="T8"/></text:p>
      <text:p text:style-name="P17"><text:span text:style-name="T53">3</text:span>) <text:span text:style-name="T53">5</text:span>5<text:span text:style-name="T10">0</text:span><text:span text:style-name="T11">C</text:span></text:p>
      <text:p text:style-name="P29"><text:span text:style-name="T36">Isc = </text:span><text:span text:style-name="T13">-0.00785345 </text:span><text:span text:style-name="T36">A</text:span></text:p>
      <text:p text:style-name="P29"><text:span text:style-name="T36">Voc = </text:span><text:span text:style-name="T13">0.343441 </text:span><text:span text:style-name="T36">V</text:span></text:p>
      <text:p text:style-name="P17"/>
      <text:p text:style-name="P29"><text:span text:style-name="T36">Vmp*Imp = Pmax= </text:span><text:span text:style-name="T13">-0.00127463</text:span><text:span text:style-name="T36"> W</text:span></text:p>
      <text:p text:style-name="P29"><text:span text:style-name="T36"/></text:p>
      <text:p text:style-name="P18">FF = (Vmp*Imp)/(Voc*Isc) = Pmax/(Voc*Isc) = - <text:span text:style-name="T11">0.00127463</text:span> / <text:span text:style-name="T11">0.343441</text:span>* -0.0078<text:span text:style-name="T54">5345</text:span> <text:span text:style-name="T53">= </text:span><text:span text:style-name="T8">0.4</text:span><text:span text:style-name="T9">726</text:span></text:p>
      <text:p text:style-name="P17"><text:span text:style-name="T8"/></text:p>
      <text:p text:style-name="P18"><text:span text:style-name="T54">4</text:span>) <text:span text:style-name="T54">6</text:span>5<text:span text:style-name="T10">0</text:span><text:span text:style-name="T11">C</text:span></text:p>
      <text:p text:style-name="P30"><text:span text:style-name="T36">Isc = </text:span><text:span text:style-name="T14">-0.00781034 </text:span><text:span text:style-name="T36">A</text:span></text:p>
      <text:p text:style-name="P30"><text:span text:style-name="T36">Voc = </text:span><text:span text:style-name="T37">0.319038</text:span><text:span text:style-name="T13"> </text:span><text:span text:style-name="T36">V</text:span></text:p>
      <text:p text:style-name="P18"/>
      <text:p text:style-name="P30"><text:span text:style-name="T36">Vmp*Imp = Pmax= </text:span><text:span text:style-name="T37">-0.00112361 </text:span><text:span text:style-name="T36">W</text:span></text:p>
      <text:p text:style-name="P30"><text:span text:style-name="T36"/></text:p>
      <text:p text:style-name="P18"><text:span text:style-name="T53">FF = (Vmp*Imp)/(Voc*Isc) = Pmax/(Voc*Isc) = -0.00112361/ 0.319038* </text:span><text:span text:style-name="T27">-0.00781034 </text:span><text:span text:style-name="T53"><text:s/>= </text:span><text:span text:style-name="T8">0.4</text:span><text:span text:style-name="T9">509</text:span></text:p>
      <text:p text:style-name="P18"><text:span text:style-name="T8"/></text:p>
      <text:p text:style-name="P18"><text:span text:style-name="T54">5</text:span>) <text:span text:style-name="T54">7</text:span>5<text:span text:style-name="T10">0</text:span><text:span text:style-name="T11">C</text:span></text:p>
      <text:p text:style-name="P30"><text:span text:style-name="T36">Isc = </text:span><text:span text:style-name="T14">-0.00774138 </text:span><text:span text:style-name="T36">A</text:span></text:p>
      <text:p text:style-name="P30"><text:span text:style-name="T36">Voc = </text:span><text:span text:style-name="T37">0.294414</text:span><text:span text:style-name="T13"> </text:span><text:span text:style-name="T36">V</text:span></text:p>
      <text:p text:style-name="P18"/>
      <text:p text:style-name="P30"><text:span text:style-name="T36">Vmp*Imp = Pmax= </text:span><text:span text:style-name="T14">-0.000977174</text:span><text:span text:style-name="T36"> W</text:span></text:p>
      <text:p text:style-name="P30"><text:span text:style-name="T36"/></text:p>
      <text:p text:style-name="P18"><text:span text:style-name="T53">FF = (Vmp*Imp)/(Voc*Isc) = Pmax/(Voc*Isc) = </text:span><text:span text:style-name="T27">-0.000977174</text:span><text:span text:style-name="T53">/ 0.294414* -</text:span><text:span text:style-name="T27">0.00774138</text:span><text:span text:style-name="T53"> = </text:span><text:span text:style-name="T8">0.4</text:span><text:span text:style-name="T9">287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><text:soft-page-break/>Part 3 :</text:p>
      <text:p text:style-name="P5"/>
      <text:p text:style-name="P21">1) Vary Rs for Rsh = 1000 ohm</text:p>
      <text:p text:style-name="P19">Rs = 0 ohm</text:p>
      <text:p text:style-name="P31"><text:span text:style-name="T38">Isc= -0.00798276 </text:span><text:span text:style-name="T39">A</text:span></text:p>
      <text:p text:style-name="P31"><text:span text:style-name="T38">Voc = 0.420526 </text:span><text:span text:style-name="T39">V</text:span></text:p>
      <text:p text:style-name="P31"><text:span text:style-name="T38">Pmax = -0.00214937 </text:span><text:span text:style-name="T39">W</text:span></text:p>
      <text:p text:style-name="P54"><text:span text:style-name="T38">F</text:span><text:span text:style-name="T28">F = </text:span><text:span text:style-name="T39">0.6402</text:span></text:p>
      <text:p text:style-name="P31"><text:span text:style-name="T38"/></text:p>
      <text:p text:style-name="P19">Rs = <text:span text:style-name="T55">10 </text:span>ohm</text:p>
      <text:p text:style-name="P32"><text:span text:style-name="T38">Isc= -0.00789655 </text:span><text:span text:style-name="T39">A</text:span></text:p>
      <text:p text:style-name="P32"><text:span text:style-name="T38">Voc = <text:s/>0.412152 </text:span><text:span text:style-name="T39">V</text:span></text:p>
      <text:p text:style-name="P32"><text:span text:style-name="T38">Pmax = -0.00173125 </text:span><text:span text:style-name="T39">W</text:span></text:p>
      <text:p text:style-name="P55"><text:span text:style-name="T28">FF = 0.5319</text:span></text:p>
      <text:p text:style-name="P55"><text:span text:style-name="T28"/></text:p>
      <text:p text:style-name="P20">Rs = <text:span text:style-name="T55">30 </text:span>ohm</text:p>
      <text:p text:style-name="P32"><text:span text:style-name="T38">Isc= -0.00756897 </text:span><text:span text:style-name="T39">A</text:span></text:p>
      <text:p text:style-name="P32"><text:span text:style-name="T38">Voc = <text:s/>0.396867 </text:span><text:span text:style-name="T39">V</text:span></text:p>
      <text:p text:style-name="P32"><text:span text:style-name="T38">Pmax = -0.00110972 </text:span><text:span text:style-name="T39">W</text:span></text:p>
      <text:p text:style-name="P55"><text:span text:style-name="T28">FF = 0.3694</text:span></text:p>
      <text:p text:style-name="P55"><text:span text:style-name="T28"/></text:p>
      <text:p text:style-name="P55"><text:span text:style-name="T28">2) Vary Rsh for Rs = 10 ohm</text:span></text:p>
      <text:p text:style-name="P55"><text:span text:style-name="T28">Rsh = 100 ohm</text:span></text:p>
      <text:p text:style-name="P32"><text:span text:style-name="T39">Isc = <text:s/>-0.00718548 </text:span><text:span text:style-name="T40">A</text:span></text:p>
      <text:p text:style-name="P32"><text:span text:style-name="T55">Voc </text:span><text:span text:style-name="T39">= 0.377045 </text:span><text:span text:style-name="T40">V</text:span></text:p>
      <text:p text:style-name="P32"><text:span text:style-name="T55">Pmax</text:span><text:span text:style-name="T39"> = -0.00111667 </text:span><text:span text:style-name="T40">W</text:span></text:p>
      <text:p text:style-name="P55"><text:span text:style-name="T39">F</text:span><text:span text:style-name="T28">F = 0.4121</text:span></text:p>
      <text:p text:style-name="P55"><text:span text:style-name="T28"/></text:p>
      <text:p text:style-name="P55"><text:span text:style-name="T28">Rsh = </text:span><text:span text:style-name="T40">5</text:span><text:span text:style-name="T28">00 ohm</text:span></text:p>
      <text:p text:style-name="P33"><text:span text:style-name="T39">Isc = <text:s/>-0.00780172 </text:span><text:span text:style-name="T40">A</text:span></text:p>
      <text:p text:style-name="P33"><text:span text:style-name="T55">Voc </text:span><text:span text:style-name="T39">= 0.409367 </text:span><text:span text:style-name="T40">V</text:span></text:p>
      <text:p text:style-name="P33"><text:span text:style-name="T55">Pmax</text:span><text:span text:style-name="T39"> = -0.00165686 </text:span><text:span text:style-name="T40">W</text:span></text:p>
      <text:p text:style-name="P55"><text:span text:style-name="T28">FF = 0.</text:span><text:span text:style-name="T40">5187</text:span></text:p>
      <text:p text:style-name="P55"><text:span text:style-name="T28"/></text:p>
      <text:p text:style-name="P56"><text:span text:style-name="T28">Rsh = </text:span><text:span text:style-name="T40">5k</text:span><text:span text:style-name="T28"> ohm</text:span></text:p>
      <text:p text:style-name="P33"><text:span text:style-name="T39">Isc = <text:s/>-0.00796552 </text:span><text:span text:style-name="T40">A</text:span></text:p>
      <text:p text:style-name="P33"><text:span text:style-name="T55">Voc </text:span><text:span text:style-name="T39">= <text:s/>0.41443 </text:span><text:span text:style-name="T40">V</text:span></text:p>
      <text:p text:style-name="P33"><text:span text:style-name="T55">Pmax</text:span><text:span text:style-name="T39"> = -0.0017875 </text:span><text:span text:style-name="T40">W</text:span></text:p>
      <text:p text:style-name="P56"><text:span text:style-name="T28">FF = 0.</text:span><text:span text:style-name="T40">541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28:47.715166368</meta:creation-date>
    <dc:date>2022-02-16T16:05:53.879462974</dc:date>
    <meta:editing-duration>PT4M2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5" meta:paragraph-count="194" meta:word-count="829" meta:character-count="4748" meta:non-whitespace-character-count="4053"/>
  </office:meta>
</office:document-meta>
</file>